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font-variant="normal" fo:text-transform="none" fo:color="#33789f" style:text-line-through-style="none" style:font-name="Verdana" fo:font-size="13pt" fo:font-style="normal" style:text-underline-style="none" fo:font-weight="normal" style:text-blinking="false"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 text:name="5_16_12"/><text:span text:style-name="Strong_20_Emphasis"><text:span text:style-name="T1">5/16/12 - Canadian TV Stations Data Implementation Information </text:span></text:span></text:p>
      <text:p text:style-name="Text_20_body">We’ve received a number of questions on how to use and implement the Canadian TV station data from Industry Canada (IC). We’ve contacted IC and coordinated the questions and responses to them with IC. The questions and responses are: </text:p>
      <text:p text:style-name="Text_20_body"><text:span text:style-name="Strong_20_Emphasis">1. Are we to use the same protection for these stations as we do for US stations? I think you mentioned in a workshop that this is the case, but I am just verifying.</text:span></text:p>
      <text:p text:style-name="Quotations">Response: Canadian stations receive the same protection as U.S. stations, except that the protected (service) contours of Canadian stations are assumed to stop at the U.S.-Canada common border. So, using the new distance separation table from the TVWS 3rd MO&amp;O, the maximum required separation between a TVWS device and the U.S.-Canada border would be 31.2 kilometers.</text:p>
      <text:p text:style-name="Text_20_body"><text:span text:style-name="Strong_20_Emphasis">2. How do we determine if a station is a digital or analog station? I see that callsigns have DT, TV, etc. appended to them, but I don't see a separate service code field, or something similar. If we are to use the appended two char codes, which indicate digital and which indicate analog. Some stations don't have a two char code appended, what do we do for those?</text:span></text:p>
      <text:p text:style-name="Quotations">Response: It’s necessary to know whether a protected TV station is analog or digital in order to determine the relevant contour value. It appears that all DTV stations have “-DT” as part of their callsign. For the time being, all non –DT stations may be assumed to be analog.</text:p>
      <text:p text:style-name="Quotations">There is also a “modulation” field in one of the database (dbf) files that specifies the type of operation (analog or digital). The TV modulation information is contained in the TVstatio.dbf table in column ERPATA and is coded as 0=Analog; 1=Digital and 2=Post-transition (i.e., Digital). So if the ERPATA value is 1 or 2, the station is a digital station. If that dbf is not present, you should base the analog/digital determination on the callsign.</text:p>
      <text:p text:style-name="Text_20_body"><text:span text:style-name="Strong_20_Emphasis">3. For analog stations, which ERP level should we use for contour generation, Visual Peak, Visual Average, Aural Peak, Aural Average, Total (sum of the two) peak, Total Average, or something else?</text:span></text:p>
      <text:p text:style-name="Quotations">Response: Visual Peak power (ERP) is used for both analog and digital station contour projection. There are a few records with “0” Visual Peak power and a non-zero entry for Visual Average power. For those records, assume that the supplied average power value is also the peak power. Peak power is the maximum power in any direction radiated by a directional antenna, while average power is the mean value across all azimuths. For omni-directional stations, peak and average are the same.</text:p>
      <text:p text:style-name="Quotations">There are 32 records with “0” ERP for both Visual Peak and Visual Average. In these cases where both the Visual Peak and Visual average power are zero, assume the Visual Peak power is 1 kW.</text:p>
      <text:p text:style-name="Text_20_body"><text:span text:style-name="Strong_20_Emphasis">4. What ERP do we use for digital stations? It looks from the records that some digital stations only specify Visual ERP as non-zero. I haven't fully analyzed the data, so I don't know if this is always true.</text:span></text:p>
      <text:p text:style-name="Quotations">Response: See above. Use Visual Peak power for digital station contour projection.</text:p>
      <text:p text:style-name="Text_20_body"><text:soft-page-break/><text:span text:style-name="Strong_20_Emphasis">5. Do we ignore tilt angle (as we do in the US) and associated ERPs at tilt angles?</text:span></text:p>
      <text:p text:style-name="Quotations">Response: You may ignore tilt angle.</text:p>
      <text:p text:style-name="Text_20_body"><text:span text:style-name="Strong_20_Emphasis">6. There seem to be many stations that have both HAAT and HAGL equal to 0, which could cause some problems in the contour distance calculation. Should we assume some minimum non-zero height?</text:span></text:p>
      <text:p text:style-name="Quotations">Response: There are 88 records that have no useful entries for determining antenna height (i.e., no entry for HAAT, RC, or AGL). 26 of those have no entry for ground elevation, either. For those records, take the DEM height as the true ground elevation and assume that the antenna is located 30 meters AGL.</text:p>
      <text:p text:style-name="Text_20_body"><text:span text:style-name="Strong_20_Emphasis">7. At the end of the provided document on use of the Canadian TV station data is a table for the Television Class of Stations. In this table, there is a code LVP which does not appear in the data, but the code VLP does appear in the data, so we assume the letters were transposed.</text:span></text:p>
      <text:p text:style-name="Quotations">Response: On the table describing the classes of stations at the end of the Canadian TV station data document, the “LVP” class should be “VLP”. This has been corrected in the Canadian TV station data document on the OET TVWS website.</text:p>
      <text:p text:style-name="Quotations"><text:span text:style-name="Strong_20_Emphasis">2. Also in this table, no description is provided for the code D, we assume these are also NTSC stations.</text:span></text:p>
      <text:p text:style-name="Quotations">Response: The “D” code indicates NTSC Class D low power TV stations.</text:p>
      <text:p text:style-name="Quotations"><text:span text:style-name="Strong_20_Emphasis">3. In the included TV station data (file tvstatio.txt) of 2146 records, 606 stations have a channel number higher than 51, we assume that these stations can be ignored.</text:span></text:p>
      <text:p text:style-name="Quotations">Response: Stations on channels above channel 51 should be ignored.</text:p>
      <text:p text:style-name="Text_20_body">OET also noticed that there are 151 U.S. stations in the database in addition to the Canadian stations. The U.S. stations should be ignored. The most reliable way to distinguish Canadian stations from U.S. stations appears to be use of the province code field in the table PROVINCE.dbf (the Canadian province codes are AB, BC, MB, NB, NF, NS, NT, ON, PE, QC, SK, Y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Caulfield</meta:initial-creator>
    <meta:creation-date>2012-08-03T00:49:46</meta:creation-date>
    <dc:date>2012-08-03T00:52:39</dc:date>
    <dc:creator>Jesse Caulfield</dc:creator>
    <meta:editing-duration>P0D</meta:editing-duration>
    <meta:editing-cycles>1</meta:editing-cycles>
    <meta:document-statistic meta:table-count="0" meta:image-count="0" meta:object-count="0" meta:page-count="2" meta:paragraph-count="23" meta:word-count="874" meta:character-count="4984" meta:non-whitespace-character-count="4131"/>
    <meta:generator>LibreOffice/3.5$Linux_X86_64 LibreOffice_project/350m1$Build-2</meta:generator>
  </office:meta>
</office:document-meta>
</file>